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hadows Into Light Two" svg:font-family="'Shadows Into Light Two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hadows Into Light Two" fo:font-size="40pt" officeooo:rsid="0014e606" officeooo:paragraph-rsid="0014e606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bf0041" loext:opacity="100%" style:font-name="Shadows Into Light Two" fo:font-size="40pt" fo:font-weight="normal" officeooo:rsid="0014e606" officeooo:paragraph-rsid="0014e606" style:font-size-asian="40pt" style:font-weight-asian="normal" style:font-size-complex="4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rueso<text:span text:style-name="T1">M</text:span>e</text:p>
      <text:p text:style-name="P2">dystopi<text:span text:style-name="T1">A</text:span>n</text:p>
      <text:p text:style-name="P2">cyberpun<text:span text:style-name="T1">K</text:span></text:p>
      <text:p text:style-name="P2">mak<text:span text:style-name="T1">E</text:span>r</text:p>
      <text:p text:style-name="P2">hacke<text:span text:style-name="T1">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hadows Into Light Two" svg:font-family="'Shadows Into Light Two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06:50:08.180094016</meta:creation-date>
    <dc:date>2025-10-25T13:32:35.563342921</dc:date>
    <meta:editing-duration>PT2M42S</meta:editing-duration>
    <meta:editing-cycles>5</meta:editing-cycles>
    <meta:generator>LibreOffice/25.8.2.2$Linux_X86_64 LibreOffice_project/d401f2107ccab8f924a8e2df40f573aab7605b6f</meta:generator>
    <meta:document-statistic meta:table-count="0" meta:image-count="0" meta:object-count="0" meta:page-count="1" meta:paragraph-count="5" meta:word-count="5" meta:character-count="37" meta:non-whitespace-character-count="37"/>
  </office:meta>
</office:document-meta>
</file>